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3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Titre_20_2_20_-_20_Professionnel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7" style:family="paragraph" style:parent-style-name="Standard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164703296" text:id="ct164703296">
          <text:insertion>
            <office:change-info>
              <dc:creator>Luc Saffre</dc:creator>
              <dc:date>2013-05-31T09:38:00</dc:date>
            </office:change-info>
          </text:insertion>
        </text:changed-region>
        <text:changed-region xml:id="ct164703456" text:id="ct164703456">
          <text:insertion>
            <office:change-info>
              <dc:creator>Luc Saffre</dc:creator>
              <dc:date>2013-06-05T16:49:00</dc:date>
            </office:change-info>
          </text:insertion>
        </text:changed-region>
        <text:changed-region xml:id="ct164703608" text:id="ct164703608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64703776" text:id="ct164703776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64703904" text:id="ct164703904">
          <text:insertion>
            <office:change-info>
              <dc:creator>Luc Saffre</dc:creator>
              <dc:date>2013-05-31T09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inschreibebestätigung</text:h>
      <text:p text:style-name="Standard"><text:conditional-text text:condition="ooow:true" text:string-value-if-true="&quot;self.pupil.address&quot;" text:string-value-if-false="">self.pupil.address</text:conditional-text></text:p>
      <text:p text:style-name="Standard"/>
      <text:p text:style-name="P7">Sehr geehrte<text:conditional-text text:condition="ooow:true" text:string-value-if-true="&quot;self.pupil.mf('r','','r')&quot;" text:string-value-if-false="">self.pupil.mf('r','','r')</text:conditional-text> <text:conditional-text text:condition="ooow:true" text:string-value-if-true="&quot;self.pupil&quot;" text:string-value-if-false="">self.pupil</text:conditional-text></text:p>
      <text:p text:style-name="P7"/>
      <text:p text:style-name="Standard">hiermit bestätigen wir Ihre Einschreibung für folgenden Kurs :</text:p>
      <text:p text:style-name="Standard"/>
      <text:p text:style-name="Standard"><text:span text:style-name="T1">Serie: </text:span><text:span text:style-name="T1"><text:conditional-text text:condition="ooow:true" text:string-value-if-true="&quot;self.course.line&quot;" text:string-value-if-false="">self.course.line</text:conditional-text></text:span></text:p>
      <text:p text:style-name="Standard"><text:span text:style-name="T1">Kursbeginn: ab </text:span><text:change-start text:change-id="ct164703296"/><text:span text:style-name="T1">dtosl(self.course.start_date)</text:span><text:change-end text:change-id="ct164703296"/></text:p>
      <text:p text:style-name="Standard"><text:span text:style-name="T1">Anzahl Stunden: </text:span><text:change-start text:change-id="ct164703456"/><text:span text:style-name="T1">self.course.max_events</text:span><text:change-end text:change-id="ct164703456"/></text:p>
      <text:p text:style-name="Standard"><text:span text:style-name="T1">Ort: </text:span><text:change-start text:change-id="ct164703608"/><text:span text:style-name="T1">self.course.room</text:span><text:change-end text:change-id="ct164703608"/></text:p>
      <text:p text:style-name="Standard"><text:span text:style-name="T1">Referent: </text:span><text:change-start text:change-id="ct164703776"/><text:span text:style-name="T1">self.course.teacher</text:span><text:change-end text:change-id="ct164703776"/></text:p>
      <text:p text:style-name="P4"/>
      <text:p text:style-name="Standard"><text:span text:style-name="T1">Voraussichtliche Termine: </text:span><text:change-start text:change-id="ct164703904"/><text:span text:style-name="T1">self.course.events_text()</text:span><text:change-end text:change-id="ct164703904"/></text:p>
      <text:p text:style-name="P6"/>
      <text:p text:style-name="P5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/>
      </text:section>
      <text:p text:style-name="Standard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0.212cm" fo:margin-bottom="0.106cm" fo:line-height="0.564cm" fo:hyphenation-ladder-count="no-limit"/>
      <style:text-properties style:font-name="Arial Black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995cm" table:align="left"/>
    </style:style>
    <style:style style:name="Table3.A" style:family="table-column">
      <style:table-column-properties style:column-width="5.029cm"/>
    </style:style>
    <style:style style:name="Table3.B" style:family="table-column">
      <style:table-column-properties style:column-width="7.978cm"/>
    </style:style>
    <style:style style:name="Table3.C" style:family="table-column">
      <style:table-column-properties style:column-width="4.988c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2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64621552" text:id="ct164621552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164665416" text:id="ct164665416">
            <text:insertion>
              <office:change-info>
                <dc:creator>Luc Saffre</dc:creator>
                <dc:date>2013-05-31T09:4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64621552"/>self<text:change-end text:change-id="ct164621552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20" text:date-value="2013-08-30T03:45:15.99">30.8.13</text:date> <text:time style:data-style-name="N41" text:time-value="2013-08-30T03:45:15.99">03:44:57</text:time><text:line-break/><text:change-start text:change-id="ct164665416"/>settings.SITE.site_version()<text:change-end text:change-id="ct164665416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8-30T03:45:16</dc:date>
    <dc:creator>Luc Saffre</dc:creator>
    <meta:editing-duration>PT20H14M53S</meta:editing-duration>
    <meta:editing-cycles>127</meta:editing-cycles>
    <meta:generator>LibreOffice/3.5$Linux_x86 LibreOffice_project/350m1$Build-2</meta:generator>
    <meta:document-statistic meta:table-count="2" meta:image-count="0" meta:object-count="0" meta:page-count="1" meta:paragraph-count="17" meta:word-count="70" meta:character-count="597" meta:non-whitespace-character-count="546"/>
  </office:meta>
</office:document-meta>
</file>